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quien corresponda.</text:p>
      <text:p text:style-name="P1"/>
      <text:p text:style-name="P1">Cotizacion:</text:p>
      <text:p text:style-name="P1"/>
      <text:p text:style-name="P2">Desarrollo de 2 equipos controladores de motor a pasos destinados a la mezcla de color de equipos de inyeccion.</text:p>
      <text:p text:style-name="P2"/>
      <text:p text:style-name="P2">Los equipos tendran las siguientes funciones:</text:p>
      <text:p text:style-name="P2"/>
      <text:p text:style-name="P2">1.- Podrá controlarse la velocidad del giro.</text:p>
      <text:p text:style-name="P2">2.- Podrá configurarse la direccion del giro</text:p>
      <text:p text:style-name="P2">3.- Podrá controlarse el modo de operacion(Continuo o Controlado por valvula).</text:p>
      <text:p text:style-name="P2">4.- Tendra una entrada para la recepcion del voltaje de la valvula.</text:p>
      <text:p text:style-name="P2">5.- Contara con un indicador del momento de activación de la valvula.</text:p>
      <text:p text:style-name="P2"/>
      <text:p text:style-name="P2">El equipo debera estar aislado de la red electrica, por lo que debera conectarse a traves de un equipo Nobreak, que lo aisle de las variacones de voltaje de la red.</text:p>
      <text:p text:style-name="P2"/>
      <text:p text:style-name="P2">Se requiere que durante el tiempo de desarrollo se permita realizar pruebas de operación de las diferentes partes del equipo, que nos permita probar su operacion, y en caso de alguna falla corregirla de manera oportuna.</text:p>
      <text:p text:style-name="P2"/>
      <text:p text:style-name="P2">El compromiso de entrega final seria para el <text:s/>31 de enero de 2020, aunque podria entregarse con anticipacion</text:p>
      <text:p text:style-name="P2"><text:s text:c="3"/></text:p>
      <text:p text:style-name="P2">El costo de cada equipo seria de $6000.00, por lo que el total seria de $12,000.00.</text:p>
      <text:p text:style-name="P2"/>
      <text:p text:style-name="P2">Para inicio del trabajo se solicita un anticipo de l 50% que equivale a $6,000.00</text:p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3">Atentamente. Carlos Velázquez Navarre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v</meta:initial-creator>
    <meta:creation-date>2020-01-15T11:05:19.12</meta:creation-date>
    <meta:generator>OpenOffice/4.1.7$Win32 OpenOffice.org_project/417m1$Build-9800</meta:generator>
    <meta:document-statistic meta:table-count="0" meta:image-count="0" meta:object-count="0" meta:page-count="1" meta:paragraph-count="16" meta:word-count="198" meta:character-count="1187"/>
    <dc:date>2020-01-15T11:22:12.75</dc:date>
    <dc:creator>carlos v</dc:creator>
  </office:meta>
</office:document-meta>
</file>